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69204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385 kWh</text:p>
          </table:table-cell>
          <table:table-cell office:value-type="float" office:value="2599.38" calcext:value-type="float">
            <text:p>2599.38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81.96" calcext:value-type="float">
            <text:p>181.96</text:p>
          </table:table-cell>
          <table:table-cell office:value-type="float" office:value="27.67" calcext:value-type="float">
            <text:p>27.67</text:p>
          </table:table-cell>
          <table:table-cell office:value-type="string" calcext:value-type="string">
            <text:p>T-0</text:p>
          </table:table-cell>
          <table:table-cell office:value-type="float" office:value="2976.64" calcext:value-type="float">
            <text:p>2976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412 kWh</text:p>
          </table:table-cell>
          <table:table-cell office:value-type="float" office:value="2786.05" calcext:value-type="float">
            <text:p>2786.05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95.02" calcext:value-type="float">
            <text:p>195.02</text:p>
          </table:table-cell>
          <table:table-cell office:value-type="float" office:value="29.53" calcext:value-type="float">
            <text:p>29.53</text:p>
          </table:table-cell>
          <table:table-cell office:value-type="string" calcext:value-type="string">
            <text:p>T-0</text:p>
          </table:table-cell>
          <table:table-cell office:value-type="float" office:value="3177.6" calcext:value-type="float">
            <text:p>317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01" calcext:value-type="float">
            <text:p>3.01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438 kWh</text:p>
          </table:table-cell>
          <table:table-cell office:value-type="float" office:value="2962.63" calcext:value-type="float">
            <text:p>2962.63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207.38" calcext:value-type="float">
            <text:p>207.38</text:p>
          </table:table-cell>
          <table:table-cell office:value-type="float" office:value="31.29" calcext:value-type="float">
            <text:p>31.29</text:p>
          </table:table-cell>
          <table:table-cell office:value-type="string" calcext:value-type="string">
            <text:p>T-0</text:p>
          </table:table-cell>
          <table:table-cell office:value-type="float" office:value="3370.63" calcext:value-type="float">
            <text:p>3370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4.69" calcext:value-type="float">
            <text:p>4.69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422 kWh</text:p>
          </table:table-cell>
          <table:table-cell office:value-type="float" office:value="2834.71" calcext:value-type="float">
            <text:p>2834.71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198.43" calcext:value-type="float">
            <text:p>198.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-0</text:p>
          </table:table-cell>
          <table:table-cell office:value-type="float" office:value="3233.46" calcext:value-type="float">
            <text:p>3233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.42" calcext:value-type="float">
            <text:p>1.42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440 kWh</text:p>
          </table:table-cell>
          <table:table-cell office:value-type="float" office:value="2952.48" calcext:value-type="float">
            <text:p>2952.48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206.67" calcext:value-type="float">
            <text:p>206.67</text:p>
          </table:table-cell>
          <table:table-cell office:value-type="float" office:value="31.17" calcext:value-type="float">
            <text:p>31.17</text:p>
          </table:table-cell>
          <table:table-cell office:value-type="string" calcext:value-type="string">
            <text:p>T-0</text:p>
          </table:table-cell>
          <table:table-cell office:value-type="float" office:value="3356.7" calcext:value-type="float">
            <text:p>335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401 kWh</text:p>
          </table:table-cell>
          <table:table-cell office:value-type="float" office:value="2661.26" calcext:value-type="float">
            <text:p>2661.26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186.29" calcext:value-type="float">
            <text:p>186.29</text:p>
          </table:table-cell>
          <table:table-cell office:value-type="float" office:value="28.26" calcext:value-type="float">
            <text:p>28.26</text:p>
          </table:table-cell>
          <table:table-cell office:value-type="string" calcext:value-type="string">
            <text:p>T-0</text:p>
          </table:table-cell>
          <table:table-cell office:value-type="float" office:value="3040.1" calcext:value-type="float">
            <text:p>304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444 kWh</text:p>
          </table:table-cell>
          <table:table-cell office:value-type="float" office:value="2957.14" calcext:value-type="float">
            <text:p>2957.14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207" calcext:value-type="float">
            <text:p>207</text:p>
          </table:table-cell>
          <table:table-cell office:value-type="float" office:value="31.21" calcext:value-type="float">
            <text:p>31.21</text:p>
          </table:table-cell>
          <table:table-cell office:value-type="string" calcext:value-type="string">
            <text:p>T-0</text:p>
          </table:table-cell>
          <table:table-cell office:value-type="float" office:value="3358.97" calcext:value-type="float">
            <text:p>3358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419 kWh</text:p>
          </table:table-cell>
          <table:table-cell office:value-type="float" office:value="2767.53" calcext:value-type="float">
            <text:p>2767.53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193.73" calcext:value-type="float">
            <text:p>193.73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T-0</text:p>
          </table:table-cell>
          <table:table-cell office:value-type="float" office:value="3153.51" calcext:value-type="float">
            <text:p>3153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.92" calcext:value-type="float">
            <text:p>2.9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415 kWh</text:p>
          </table:table-cell>
          <table:table-cell office:value-type="float" office:value="2687.73" calcext:value-type="float">
            <text:p>2687.73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188.14" calcext:value-type="float">
            <text:p>188.14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T-0</text:p>
          </table:table-cell>
          <table:table-cell office:value-type="float" office:value="3069.56" calcext:value-type="float">
            <text:p>3069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5.73" calcext:value-type="float">
            <text:p>5.73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429 kWh</text:p>
          </table:table-cell>
          <table:table-cell office:value-type="float" office:value="2754.41" calcext:value-type="float">
            <text:p>2754.41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192.81" calcext:value-type="float">
            <text:p>192.81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T-0</text:p>
          </table:table-cell>
          <table:table-cell office:value-type="float" office:value="3144.59" calcext:value-type="float">
            <text:p>3144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5.44" calcext:value-type="float">
            <text:p>5.44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422 kWh</text:p>
          </table:table-cell>
          <table:table-cell office:value-type="float" office:value="2695.04" calcext:value-type="float">
            <text:p>2695.04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188.65" calcext:value-type="float">
            <text:p>188.65</text:p>
          </table:table-cell>
          <table:table-cell office:value-type="float" office:value="28.57" calcext:value-type="float">
            <text:p>28.57</text:p>
          </table:table-cell>
          <table:table-cell office:value-type="string" calcext:value-type="string">
            <text:p>T-0</text:p>
          </table:table-cell>
          <table:table-cell office:value-type="float" office:value="3079.49" calcext:value-type="float">
            <text:p>3079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46" calcext:value-type="float">
            <text:p>2.46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403 kWh</text:p>
          </table:table-cell>
          <table:table-cell office:value-type="float" office:value="2554.68" calcext:value-type="float">
            <text:p>2554.68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78.83" calcext:value-type="float">
            <text:p>178.83</text:p>
          </table:table-cell>
          <table:table-cell office:value-type="float" office:value="27.16" calcext:value-type="float">
            <text:p>27.16</text:p>
          </table:table-cell>
          <table:table-cell office:value-type="string" calcext:value-type="string">
            <text:p>T-0</text:p>
          </table:table-cell>
          <table:table-cell office:value-type="float" office:value="2924.28" calcext:value-type="float">
            <text:p>2924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22:11.607000000</meta:creation-date>
    <dc:date>2018-03-26T16:25:22.583000000</dc:date>
    <meta:editing-duration>PT3M11S</meta:editing-duration>
    <meta:editing-cycles>1</meta:editing-cycles>
    <meta:document-statistic meta:table-count="1" meta:cell-count="150" meta:object-count="0"/>
    <meta:generator>LibreOffice/5.3.4.2$Windows_x86 LibreOffice_project/f82d347ccc0be322489bf7da61d7e4ad13fe2ff3</meta:generator>
  </office:meta>
</office:document-meta>
</file>